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/>PROPUESTA DE PROYECTO FINAL</text:h>
      <text:p text:style-name="Standard"/>
      <text:h text:style-name="Heading_20_2" text:outline-level="2">Sistema Web de Control de Accesos a la Mina mediante Códigos QR</text:h>
      <text:p text:style-name="Standard">Javier Planas Lanzuela<text:line-break/>Convocatoria Diciembre 2025</text:p>
      <text:p text:style-name="Standard"/>
      <text:h text:style-name="Heading_20_2" text:outline-level="2">Idea del proyecto</text:h>
      <text:p text:style-name="Standard">El presente proyecto surge de la necesidad detectada por Geólogo / Responsable de Producción y Calidad en una empresa ficticia del sector minero de extracción de arcillas. Se propone el desarrollo de una aplicación web que permita registrar y gestionar los accesos de trabajadores, contratistas y visitas a la mina mediante el uso de códigos QR únicos. El sistema ofrecerá control de roles, registro automático de entradas y salidas, y un panel administrativo con exportación de datos.</text:p>
      <text:p text:style-name="Standard"/>
      <text:h text:style-name="Heading_20_2" text:outline-level="2">Funcionalidades</text:h>
      <text:p text:style-name="Standard">- Registro y autenticación de usuarios con diferentes roles (administrador, trabajador, visitante).<text:line-break/>- Generación automática de códigos QR individuales.<text:line-break/>- Escaneo de códigos QR desde la cámara del dispositivo o PC.<text:line-break/>- Registro de entradas y salidas con fecha, hora y motivo.<text:line-break/>- Panel administrativo con filtros, búsqueda y exportación de informes en PDF/Excel.<text:line-break/>- Gestión de permisos y control de incidencias.</text:p>
      <text:p text:style-name="Standard"/>
      <text:h text:style-name="Heading_20_2" text:outline-level="2">Stack Tecnológico</text:h>
      <text:p text:style-name="Standard">• Backend: Spring Boot (Java)<text:line-break/>• Frontend: Thymeleaf + Bootstrap + HTML5 + JavaScript<text:line-break/>• Base de datos: MySQL<text:line-break/>• Servidor: Tomcat embebido (Spring Boot)<text:line-break/>• Control de versiones: GitHub</text:p>
      <text:p text:style-name="Standard"/>
      <text:h text:style-name="Heading_20_2" text:outline-level="2">Arquitectura de Software</text:h>
      <text:p text:style-name="Standard">Arquitectura MVC (Modelo-Vista-Controlador) integrada en un único proyecto Spring Boot. El backend gestionará la lógica de negocio y acceso a la base de datos, mientras que el frontend, mediante Thymeleaf y JavaScript, permitirá la interacción del usuario y el escaneo de códigos QR.</text:p>
      <text:p text:style-name="Standard"><text:soft-page-break/></text:p>
      <text:h text:style-name="Heading_20_2" text:outline-level="2">Listado de Objetivos y Estimación de Tiempo de Desarrollo</text:h>
      <text:p text:style-name="Standard">Semana 1: Definición de requisitos, modelo de datos y configuración inicial del proyecto.<text:line-break/>Semana 2–3: Desarrollo del backend (entidades, repositorios, servicios y controladores REST).<text:line-break/>Semana 4–5: Creación de las vistas Thymeleaf, integración con lector QR y pruebas de interfaz.<text:line-break/>Semana 6: Testing, validaciones y generación de informes (PDF/Excel).<text:line-break/>Semana 7: Integración completa, documentación técnica y memoria final.<text:line-break/>Semana 8: Grabación de vídeos demo y preparación de defens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10-20T18:40:58.001388347</dc:date>
    <meta:editing-duration>PT18M56S</meta:editing-duration>
    <meta:generator>LibreOffice/24.2.7.2$Linux_X86_64 LibreOffice_project/420$Build-2</meta:generator>
    <meta:document-statistic meta:table-count="0" meta:image-count="0" meta:object-count="0" meta:page-count="2" meta:paragraph-count="13" meta:word-count="321" meta:character-count="2104" meta:non-whitespace-character-count="1797"/>
    <meta:user-defined meta:name="AppVersion">14.0000</meta:user-defined>
    <meta:template xlink:type="simple" xlink:actuate="onRequest" xlink:title="Normal.dotm" xlink:href=""/>
  </office:meta>
</office:document-meta>
</file>